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/>
  <office:body>
    <office:text>
      <text:h text:outline-level="1">Document Title</text:h>
      <text:h text:outline-level="2">Introduction</text:h>
      <text:p>This is a normal paragraph with<text:s/><text:span text:style-name="bold">bold text</text:span>,<text:s/><text:line-break/><text:span text:style-name="italic">italic text</text:span>, and<text:s/><text:line-break/><text:span text:style-name="bold_italic">bold italic text</text:span>.<text:line-break/></text:p>
      <text:p>This has<text:s/><text:span text:style-name="strike">strikethrough</text:span><text:s/>and<text:s/><text:line-break/><text:span text:style-name="monospace">inline code</text:span>.<text:line-break/></text:p>
      <text:p>Visit<text:s/><text:a xlink:href="https://example.com">Example Site</text:a><text:s/>for more info.<text:line-break/></text:p>
      <text:h text:outline-level="2">Features</text:h>
      <text:list>
        <text:list-item>
          <text:p>Fast parsing</text:p>
        </text:list-item>
        <text:list-item>
          <text:p>Clean output</text:p>
        </text:list-item>
        <text:list-item>
          <text:p>Django integration</text:p>
        </text:list-item>
        <text:list-item>
          <text:p>LLM-ready markdown</text:p>
        </text:list-item>
      </text:list>
      <text:h text:outline-level="3">Nested List</text:h>
      <text:list>
        <text:list-item>
          <text:p>Parent item</text:p>
          <text:list>
            <text:list-item>
              <text:p>Child A</text:p>
            </text:list-item>
            <text:list-item>
              <text:p>Child B</text:p>
            </text:list-item>
          </text:list>
        </text:list-item>
        <text:list-item>
          <text:p>Another parent</text:p>
        </text:list-item>
      </text:list>
      <text:h text:outline-level="2">Data Table</text:h>
      <table:table table:name="People">
        <table:table-column table:number-columns-repeated="3"/>
        <table:table-row>
          <table:table-cell office:value-type="string" calcext:value-type="string" office:string-value="Name">
            <text:p>Name</text:p>
          </table:table-cell>
          <table:table-cell office:value-type="string" calcext:value-type="string" office:string-value="Age">
            <text:p>Age</text:p>
          </table:table-cell>
          <table:table-cell office:value-type="string" calcext:value-type="string" office:string-value="City">
            <text:p>City</text:p>
          </table:table-cell>
        </table:table-row>
        <table:table-row>
          <table:table-cell office:value-type="string" calcext:value-type="string" office:string-value="Alice">
            <text:p>Alice</text:p>
          </table:table-cell>
          <table:table-cell office:value-type="float" calcext:value-type="float" office:value="30" calcext:value="30">
            <text:p>30</text:p>
          </table:table-cell>
          <table:table-cell office:value-type="string" calcext:value-type="string" office:string-value="Paris">
            <text:p>Paris</text:p>
          </table:table-cell>
        </table:table-row>
        <table:table-row>
          <table:table-cell office:value-type="string" calcext:value-type="string" office:string-value="Bob">
            <text:p>Bob</text:p>
          </table:table-cell>
          <table:table-cell office:value-type="float" calcext:value-type="float" office:value="25" calcext:value="25">
            <text:p>25</text:p>
          </table:table-cell>
          <table:table-cell office:value-type="string" calcext:value-type="string" office:string-value="London">
            <text:p>London</text:p>
          </table:table-cell>
        </table:table-row>
      </table:table>
      <text:h text:outline-level="2">Conclusion</text:h>
      <text:p>This document tests the ODT to Markdown conversion pipel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ampl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1%.%2%.%3%.%4%." style:num-suffix="." style:num-format="1" text:display-levels="4">
        <style:list-level-properties/>
      </text:outline-level-style>
      <text:outline-level-style text:level="5" loext:num-list-format="%1%.%2%.%3%.%4%.%5%." style:num-suffix="." style:num-format="1" text:display-levels="5">
        <style:list-level-properties/>
      </text:outline-level-style>
      <text:outline-level-style text:level="6" loext:num-list-format="%1%.%2%.%3%.%4%.%5%.%6%." style:num-suffix="." style:num-format="1" text:display-levels="6">
        <style:list-level-properties/>
      </text:outline-level-style>
      <text:outline-level-style text:level="7" loext:num-list-format="%1%.%2%.%3%.%4%.%5%.%6%.%7%." style:num-suffix="." style:num-format="1" text:display-levels="7">
        <style:list-level-properties/>
      </text:outline-level-style>
      <text:outline-level-style text:level="8" loext:num-list-format="%1%.%2%.%3%.%4%.%5%.%6%.%7%.%8%." style:num-suffix="." style:num-format="1" text:display-levels="8">
        <style:list-level-properties/>
      </text:outline-level-style>
      <text:outline-level-style text:level="9" loext:num-list-format="%1%.%2%.%3%.%4%.%5%.%6%.%7%.%8%.%9%." style:num-suffix="." style:num-format="1" text:display-levels="9">
        <style:list-level-properties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/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/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/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/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/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/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/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/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/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family="text" style:name="bold">
      <style:text-properties fo:font-weight="bold" style:font-weight-asian="bold" style:font-weight-complex="bold"/>
    </style:style>
    <style:style style:family="text" style:name="italic">
      <style:text-properties fo:font-style="italic" style:font-style-asian="italic" style:font-style-complex="italic"/>
    </style:style>
    <style:style style:family="text" style:name="bold_italic">
      <style:text-properties fo:font-style="italic" fo:font-weight="bold" style:font-style-asian="italic" style:font-style-complex="italic" style:font-weight-asian="bold" style:font-weight-complex="bold"/>
    </style:style>
    <style:style style:family="text" style:name="strike">
      <style:text-properties style:text-line-through-style="solid"/>
    </style:style>
    <style:style style:family="text" style:name="monospace">
      <style:text-properties fo:font-family="Courier New" style:font-family-generic="modern" style:font-name="Courier New" style:font-pitch="fixed"/>
    </style:styl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7:51:25.741668001</meta:creation-date>
    <meta:editing-duration>P0D</meta:editing-duration>
    <meta:editing-cycles>1</meta:editing-cycles>
    <meta:generator>odfdo 3.22.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